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42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4.311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4.9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GMP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formula="of:=SUM([.C3:.C100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  <table:table-cell table:number-columns-repeated="5"/>
        </table:table-row>
        <table:table-row table:style-name="ro1">
          <table:table-cell table:style-name="ce2" office:value-type="date" office:date-value="2025-09-18" calcext:value-type="date">
            <text:p>2025-09-18</text:p>
          </table:table-cell>
          <table:table-cell office:value-type="string" calcext:value-type="string">
            <text:p>https://discord.com/channels/143215582458806273/1418039871540432966/141840887110959519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table table:name="Flintlock Influence" table:style-name="ta1">
        <table:table-column table:style-name="co2" table:default-cell-style-name="ce2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2:.C1000])" office:value-type="float" office:value="15" calcext:value-type="float">
            <text:p>15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3+2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5" calcext:value-type="date">
            <text:p>2025-10-15</text:p>
          </table:table-cell>
          <table:table-cell office:value-type="string" calcext:value-type="string">
            <text:p>Creative Writing: Hun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</table:table>
      <table:table table:name="Spitfire IIb Influence" table:style-name="ta1">
        <table:table-column table:style-name="co2" table:default-cell-style-name="ce2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3:.C1001])"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1+1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Game 4: You Can Lead a Boat to Wat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Lifestyle discount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Taxes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date" office:date-value="2025-10-06" calcext:value-type="date">
            <text:p>2025-10-06</text:p>
          </table:table-cell>
          <table:table-cell office:value-type="string" calcext:value-type="string">
            <text:p>Creative Writing: Icarus’ Remin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8" calcext:value-type="date">
            <text:p>2025-10-08</text:p>
          </table:table-cell>
          <table:table-cell office:value-type="string" calcext:value-type="string">
            <text:p>Creative Writing: Fish out of Wa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9" calcext:value-type="date">
            <text:p>2025-10-09</text:p>
          </table:table-cell>
          <table:table-cell office:value-type="string" calcext:value-type="string">
            <text:p>IC App: This Is Not a Place of Hon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0" calcext:value-type="date">
            <text:p>2025-10-10</text:p>
          </table:table-cell>
          <table:table-cell office:value-type="string" calcext:value-type="string">
            <text:p>IC App: Fómhar Dub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4" calcext:value-type="date">
            <text:p>2025-10-14</text:p>
          </table:table-cell>
          <table:table-cell office:value-type="string" calcext:value-type="string">
            <text:p>IC App: The Revolution Will Be Monetiz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7" calcext:value-type="date">
            <text:p>2025-10-17</text:p>
          </table:table-cell>
          <table:table-cell office:value-type="string" calcext:value-type="string">
            <text:p>IC App: Rags are Rich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8" calcext:value-type="date">
            <text:p>2025-10-18</text:p>
          </table:table-cell>
          <table:table-cell office:value-type="string" calcext:value-type="string">
            <text:p>Creative Writing: A Rigger’s Guide to Matrix Secur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9" calcext:value-type="date">
            <text:p>2025-10-19</text:p>
          </table:table-cell>
          <table:table-cell office:value-type="string" calcext:value-type="string">
            <text:p>Game 5: Rags are Rich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19" calcext:value-type="date">
            <text:p>2025-10-19</text:p>
          </table:table-cell>
          <table:table-cell office:value-type="string" calcext:value-type="string">
            <text:p>Game 5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20" calcext:value-type="date">
            <text:p>2025-10-20</text:p>
          </table:table-cell>
          <table:table-cell office:value-type="string" calcext:value-type="string">
            <text:p>Gear Discount: Chemical Gland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date" office:date-value="2025-10-21" calcext:value-type="date">
            <text:p>2025-10-21</text:p>
          </table:table-cell>
          <table:table-cell office:value-type="string" calcext:value-type="string">
            <text:p>IC App: Sailing on the Seas of Chee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22" calcext:value-type="date">
            <text:p>2025-10-22</text:p>
          </table:table-cell>
          <table:table-cell office:value-type="string" calcext:value-type="string">
            <text:p>IC App: On a Mission of Merc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23" calcext:value-type="date">
            <text:p>2025-10-23</text:p>
          </table:table-cell>
          <table:table-cell office:value-type="string" calcext:value-type="string">
            <text:p>IC App: Rat in the Pi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ame 6: Rat in the Pip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KS: Government Procedures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ear Discount: Pharma Cereprax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ear Discount: Used Control Rig R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IC App: Shit Sh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Gear Discount: Used Control Rig R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1-03" calcext:value-type="date">
            <text:p>2025-11-03</text:p>
          </table:table-cell>
          <table:table-cell office:value-type="string" calcext:value-type="string">
            <text:p>IC App: Plan 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Game 7: Plan 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Game 7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KS: Federated Boeing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Gear Discount: Signature Masking 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Gear Discount: Heavy Internal Remote Turret Weapon Mount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Skill Discount: Mechanic 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Skill Discount: Mechanic 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Creative Writing: Icarus Part I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11" calcext:value-type="date">
            <text:p>2025-11-11</text:p>
          </table:table-cell>
          <table:table-cell office:value-type="string" calcext:value-type="string">
            <text:p>IC App: The Boys Are Gone!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18" calcext:value-type="date">
            <text:p>2025-11-18</text:p>
          </table:table-cell>
          <table:table-cell office:value-type="string" calcext:value-type="string">
            <text:p>IC App: Overnight for 20 Nuyen M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22" calcext:value-type="date">
            <text:p>2025-11-22</text:p>
          </table:table-cell>
          <table:table-cell office:value-type="string" calcext:value-type="string">
            <text:p>IC App: Beware Banal Things</text:p>
          </table:table-cell>
          <table:table-cell office:value-type="float" office:value="1" calcext:value-type="float">
            <text:p>1</text:p>
          </table:table-cell>
        </table:table-row>
      </table:table>
      <table:table table:name="Grond Influence" table:style-name="ta1">
        <table:table-column table:style-name="co2" table:default-cell-style-name="ce2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3:.C1001])"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1-03" calcext:value-type="date">
            <text:p>2025-11-03</text:p>
          </table:table-cell>
          <table:table-cell office:value-type="string" calcext:value-type="string">
            <text:p>IC App: Plan 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11" calcext:value-type="date">
            <text:p>2025-11-11</text:p>
          </table:table-cell>
          <table:table-cell office:value-type="string" calcext:value-type="string">
            <text:p>IC App: The Boys Are Gone!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18" calcext:value-type="date">
            <text:p>2025-11-18</text:p>
          </table:table-cell>
          <table:table-cell office:value-type="string" calcext:value-type="string">
            <text:p>IC App: Overnight for 20 Nuyen M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20" calcext:value-type="date">
            <text:p>2025-11-20</text:p>
          </table:table-cell>
          <table:table-cell office:value-type="string" calcext:value-type="string">
            <text:p>Game 1: Overnight for 20 Nuyen M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1-20" calcext:value-type="date">
            <text:p>2025-11-20</text:p>
          </table:table-cell>
          <table:table-cell office:value-type="string" calcext:value-type="string">
            <text:p>Lifestyle + Munda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1-21" calcext:value-type="date">
            <text:p>2025-11-21</text:p>
          </table:table-cell>
          <table:table-cell office:value-type="string" calcext:value-type="string">
            <text:p>Martial Art: Pentjak Silat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date" office:date-value="2025-11-22" calcext:value-type="date">
            <text:p>2025-11-22</text:p>
          </table:table-cell>
          <table:table-cell office:value-type="string" calcext:value-type="string">
            <text:p>IC App: Beware Banal Thing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2" table:target-range-address="'Spitfire IIb Influence'.A3:'Spitfire IIb Influence'.C27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Grond Influence'.A3:'Grond Influence'.C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2">0000-00-00</text:date>, <text:time style:data-style-name="N2" text:time-value="12:58:40.6723904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1-22T12:59:03.912242252</dc:date>
    <meta:editing-duration>PT2H11S</meta:editing-duration>
    <meta:editing-cycles>33</meta:editing-cycles>
    <meta:generator>LibreOffice/25.2.7.2$Linux_X86_64 LibreOffice_project/520$Build-2</meta:generator>
    <meta:document-statistic meta:table-count="4" meta:cell-count="169" meta:object-count="0"/>
  </office:meta>
</office:document-meta>
</file>